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04345" officeooo:paragraph-rsid="00104345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0" style:family="paragraph" style:parent-style-name="Preformatted_20_Text">
      <style:text-properties fo:color="#000000"/>
    </style:style>
    <style:style style:name="P11" style:family="paragraph" style:parent-style-name="Preformatted_20_Text">
      <style:text-properties fo:color="#000000" style:font-name="DejaVu Sans Mono" officeooo:paragraph-rsid="00104345"/>
    </style:style>
    <style:style style:name="P12" style:family="paragraph" style:parent-style-name="Preformatted_20_Text">
      <style:text-properties officeooo:rsid="000b59bf" officeooo:paragraph-rsid="000cc44b"/>
    </style:style>
    <style:style style:name="P13" style:family="paragraph" style:parent-style-name="Preformatted_20_Text">
      <style:text-properties officeooo:rsid="000b59bf" officeooo:paragraph-rsid="000cdea1"/>
    </style:style>
    <style:style style:name="P14" style:family="paragraph" style:parent-style-name="Preformatted_20_Text">
      <style:text-properties officeooo:rsid="000b59bf" officeooo:paragraph-rsid="000e76d4"/>
    </style:style>
    <style:style style:name="P15" style:family="paragraph" style:parent-style-name="Preformatted_20_Text" style:list-style-name="L1">
      <style:text-properties officeooo:paragraph-rsid="000e76d4"/>
    </style:style>
    <style:style style:name="P16" style:family="paragraph" style:parent-style-name="Preformatted_20_Text">
      <style:text-properties officeooo:paragraph-rsid="000e76d4"/>
    </style:style>
    <style:style style:name="P17" style:family="paragraph" style:parent-style-name="Preformatted_20_Text">
      <style:text-properties officeooo:rsid="00104345" officeooo:paragraph-rsid="00104345"/>
    </style:style>
    <style:style style:name="P18" style:family="paragraph" style:parent-style-name="Preformatted_20_Text">
      <style:text-properties officeooo:rsid="0010b8ba" officeooo:paragraph-rsid="0010b8ba"/>
    </style:style>
    <style:style style:name="P19" style:family="paragraph" style:parent-style-name="Preformatted_20_Text">
      <style:text-properties officeooo:rsid="0012450b" officeooo:paragraph-rsid="0012450b"/>
    </style:style>
    <style:style style:name="P2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font-size="12pt" fo:letter-spacing="normal" fo:font-style="normal" fo:font-weight="normal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DejaVu Sans Mono" fo:font-weight="bold"/>
    </style:style>
    <style:style style:name="T5" style:family="text">
      <style:text-properties fo:color="#000080" style:font-name="DejaVu Sans Mono" fo:font-weight="bold" fo:background-color="#efefef" loext:char-shading-value="0"/>
    </style:style>
    <style:style style:name="T6" style:family="text">
      <style:text-properties fo:color="#000080" fo:font-size="12pt" fo:font-style="normal" fo:font-weight="bold"/>
    </style:style>
    <style:style style:name="T7" style:family="text">
      <style:text-properties fo:color="#000080" fo:font-size="12pt" fo:font-style="normal" fo:font-weight="bold" fo:background-color="#efefef" loext:char-shading-value="0"/>
    </style:style>
    <style:style style:name="T8" style:family="text">
      <style:text-properties fo:color="#0000ff" fo:font-weight="bold" fo:background-color="#efefef" loext:char-shading-value="0"/>
    </style:style>
    <style:style style:name="T9" style:family="text">
      <style:text-properties fo:color="#0000ff" style:font-name="DejaVu Sans Mono" fo:font-weight="bold" fo:background-color="#efefef" loext:char-shading-value="0"/>
    </style:style>
    <style:style style:name="T10" style:family="text">
      <style:text-properties fo:color="#0000ff" fo:font-size="12pt" fo:font-style="normal" fo:font-weight="bold" fo:background-color="#efefef" loext:char-shading-value="0"/>
    </style:style>
    <style:style style:name="T11" style:family="text">
      <style:text-properties fo:color="#008000" fo:font-weight="bold" fo:background-color="#efefef" loext:char-shading-value="0"/>
    </style:style>
    <style:style style:name="T12" style:family="text">
      <style:text-properties fo:color="#008000" style:font-name="DejaVu Sans Mono" fo:font-weight="bold" fo:background-color="#efefef" loext:char-shading-value="0"/>
    </style:style>
    <style:style style:name="T13" style:family="text">
      <style:text-properties fo:color="#008000" fo:font-size="12pt" fo:font-style="normal" fo:font-weight="bold" fo:background-color="#efefef" loext:char-shading-value="0"/>
    </style:style>
    <style:style style:name="T14" style:family="text">
      <style:text-properties style:font-name="DejaVu Sans Mono"/>
    </style:style>
    <style:style style:name="T15" style:family="text">
      <style:text-properties style:font-name="DejaVu Sans Mono" fo:background-color="#efefef" loext:char-shading-value="0"/>
    </style:style>
    <style:style style:name="T16" style:family="text">
      <style:text-properties officeooo:rsid="000cc44b"/>
    </style:style>
    <style:style style:name="T17" style:family="text">
      <style:text-properties officeooo:rsid="000cdea1"/>
    </style:style>
    <style:style style:name="T18" style:family="text">
      <style:text-properties officeooo:rsid="000e76d4"/>
    </style:style>
    <style:style style:name="T19" style:family="text">
      <style:text-properties officeooo:rsid="00104345"/>
    </style:style>
    <style:style style:name="T20" style:family="text">
      <style:text-properties officeooo:rsid="0010b8ba"/>
    </style:style>
    <style:style style:name="T21" style:family="text">
      <style:text-properties officeooo:rsid="0013155f"/>
    </style:style>
    <style:style style:name="T22" style:family="text">
      <style:text-properties officeooo:rsid="0014de3c"/>
    </style:style>
    <style:style style:name="T23" style:family="text">
      <style:text-properties fo:color="#808080"/>
    </style:style>
    <style:style style:name="T24" style:family="text">
      <style:text-properties fo:color="#808080" style:font-name="DejaVu Sans Mono" fo:font-style="italic"/>
    </style:style>
    <style:style style:name="T25" style:family="text">
      <style:text-properties fo:color="#808080" fo:font-size="12pt" fo:font-style="italic" fo:font-weight="normal"/>
    </style:style>
    <style:style style:name="T26" style:family="text">
      <style:text-properties fo:font-size="12pt" fo:font-style="normal" fo:font-weight="normal"/>
    </style:style>
    <style:style style:name="T27" style:family="text">
      <style:text-properties fo:font-size="12pt" fo:font-style="normal" fo:font-weight="normal" fo:background-color="#efefef" loext:char-shading-value="0"/>
    </style:style>
    <style:style style:name="T28" style:family="text">
      <style:text-properties fo:color="#008080"/>
    </style:style>
    <style:style style:name="T29" style:family="text">
      <style:text-properties fo:color="#008080" fo:font-size="12pt" fo:font-style="normal" fo:font-weight="bold"/>
    </style:style>
    <style:style style:name="T30" style:family="text">
      <style:text-properties fo:color="#008080" style:font-name="DejaVu Sans Mono" fo:font-weight="bold"/>
    </style:style>
    <style:style style:name="T31" style:family="text">
      <style:text-properties fo:color="#94558d" fo:font-size="12pt" fo:font-style="normal" fo:font-weight="normal"/>
    </style:style>
    <style:style style:name="T32" style:family="text">
      <style:text-properties fo:color="#660099" fo:font-size="12pt" fo:font-style="normal" fo:font-weight="normal"/>
    </style:style>
    <style:style style:name="T33" style:family="text">
      <style:text-properties fo:color="#000000" style:font-name="DejaVu Sans Mono"/>
    </style:style>
    <style:style style:name="T34" style:family="text">
      <style:text-properties fo:color="#000000" style:font-name="DejaVu Sans Mono" fo:background-color="#efefef" loext:char-shading-value="0"/>
    </style:style>
    <style:style style:name="T35" style:family="text">
      <style:text-properties style:font-name="arial" fo:font-size="12pt" fo:font-style="normal" fo:font-weight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e goal of the <text:span text:style-name="T19">project</text:span> is to <text:span text:style-name="T16">help parents and their children to find company to enjoy time at a playground.</text:span></text:p>
      <text:p text:style-name="P12"/>
      <text:p text:style-name="P13"><text:span text:style-name="T16">As parents we usually don’t fond of spending a half of our spare time at playgrounds, but, since we love our children, we do this. We swing, slide, take a roundabout, play hide and seek and make three thousand nine hundred twenty four sand castles. Per week.</text:span></text:p>
      <text:p text:style-name="P14"><text:span text:style-name="T17">Usually such situation looks much better if we have two things:</text:span></text:p>
      <text:p text:style-name="P14"/>
      <text:list xml:id="list7857347713639661352" text:style-name="L1">
        <text:list-item>
          <text:p text:style-name="P15"><text:span text:style-name="T18">company for our children,</text:span></text:p>
        </text:list-item>
        <text:list-item>
          <text:p text:style-name="P15"><text:span text:style-name="T18">company for ourselves.</text:span></text:p>
        </text:list-item>
      </text:list>
      <text:p text:style-name="P16"/>
      <text:p text:style-name="P17">The application is just a <text:span text:style-name="T22">small</text:span> local teaser <text:span text:style-name="T22">(backend part with a little help of Bootstrap) </text:span>of how parents could organize <text:span text:style-name="T20">themselves </text:span>to find out at which playground they can expect company and, at a same time, let other users know where they go (which is a basis for other parents to make a decision).</text:p>
      <text:p text:style-name="P17"/>
      <text:p text:style-name="P18"><text:span text:style-name="T21">T</text:span>ry the application using the address:</text:p>
      <text:p text:style-name="P19">You are very welcome:)</text:p>
      <text:p text:style-name="P17"/>
      <text:p text:style-name="P17"/>
      <text:p text:style-name="P11"><text:span text:style-name="T1">&lt;</text:span><text:span text:style-name="T3">div </text:span><text:span text:style-name="T8">class=</text:span><text:span text:style-name="T11">"container-fluid"</text:span><text:span text:style-name="T1">&gt;</text:span></text:p>
      <text:p text:style-name="P10"><text:s text:c="4"/><text:span text:style-name="T15">&lt;</text:span><text:span text:style-name="T5">div </text:span><text:span text:style-name="T9">class=</text:span><text:span text:style-name="T12">"row"</text:span><text:span text:style-name="T15">&gt;</text:span></text:p>
      <text:p text:style-name="P10"><text:s text:c="8"/><text:span text:style-name="T15">&lt;</text:span><text:span text:style-name="T5">div </text:span><text:span text:style-name="T9">class=</text:span><text:span text:style-name="T12">"col-md-12 col-sm-12 col-xs-12"</text:span><text:span text:style-name="T15">&gt;</text:span></text:p>
      <text:p text:style-name="P10"><text:s text:c="12"/><text:span text:style-name="T15">&lt;</text:span><text:span text:style-name="T5">dt</text:span><text:span text:style-name="T15">&gt;</text:span><text:span text:style-name="T14">{% for pground, current_visits in current_visits.items %}</text:span></text:p>
      <text:p text:style-name="P10"><text:s text:c="16"/><text:span text:style-name="T15">&lt;</text:span><text:span text:style-name="T5">dd</text:span><text:span text:style-name="T15">&gt;&lt;</text:span><text:span text:style-name="T5">h3</text:span><text:span text:style-name="T15">&gt;</text:span><text:span text:style-name="T14">{{pground.place}}</text:span><text:span text:style-name="T15">&lt;/</text:span><text:span text:style-name="T5">h3</text:span><text:span text:style-name="T15">&gt;&lt;/</text:span><text:span text:style-name="T5">dd</text:span><text:span text:style-name="T15">&gt;</text:span></text:p>
      <text:p text:style-name="P10"><text:s text:c="20"/><text:span text:style-name="T14">{% for visit in current_visits %}</text:span></text:p>
      <text:p text:style-name="P10"><text:s text:c="16"/><text:span text:style-name="T15">&lt;</text:span><text:span text:style-name="T5">dd</text:span><text:span text:style-name="T15">&gt;</text:span><text:span text:style-name="T14">Użytkownik: </text:span><text:span text:style-name="T15">&lt;</text:span><text:span text:style-name="T5">mark</text:span><text:span text:style-name="T15">&gt;</text:span><text:span text:style-name="T14">{{visit.who}}</text:span><text:span text:style-name="T15">&lt;/</text:span><text:span text:style-name="T5">mark</text:span><text:span text:style-name="T15">&gt;</text:span><text:span text:style-name="T14"> na placyku od: {{visit.time_from}}</text:span></text:p>
      <text:p text:style-name="P10"><text:s text:c="20"/><text:span text:style-name="T14">do: {{visit.time_to}} {{visit.pground}} </text:span><text:span text:style-name="T15">&lt;</text:span><text:span text:style-name="T5">a </text:span><text:span text:style-name="T9">href=</text:span><text:span text:style-name="T12">"/new_message/{{visit.who.id}}"</text:span><text:span text:style-name="T15">&gt;</text:span><text:span text:style-name="T14">Wyślij wiadomość</text:span><text:span text:style-name="T15">&lt;/</text:span><text:span text:style-name="T5">a</text:span><text:span text:style-name="T15">&gt;&lt;/</text:span><text:span text:style-name="T5">dd</text:span><text:span text:style-name="T15">&gt;</text:span></text:p>
      <text:p text:style-name="P10"><text:s text:c="20"/><text:span text:style-name="T14">{% for visit, this_visits in current_visits.items %}</text:span></text:p>
      <text:p text:style-name="P10"><text:s text:c="24"/><text:span text:style-name="T14">{% for child in this_visits %}</text:span></text:p>
      <text:p text:style-name="P10"><text:s text:c="28"/><text:span text:style-name="T14">{{child.name}} {{child.age}} lata,</text:span></text:p>
      <text:p text:style-name="P10"><text:s text:c="24"/><text:span text:style-name="T14">{% endfor %}</text:span></text:p>
      <text:p text:style-name="P10"><text:s text:c="20"/><text:span text:style-name="T14">{% endfor %}</text:span></text:p>
      <text:p text:style-name="P10"><text:s text:c="24"/><text:span text:style-name="T24">&lt;!--{{user.parent.children.count}} sztuka--&gt;</text:span></text:p>
      <text:p text:style-name="P10"><text:span text:style-name="T23"><text:s text:c="20"/></text:span><text:span text:style-name="T14">{% empty %}</text:span></text:p>
      <text:p text:style-name="P10"><text:s text:c="24"/><text:span text:style-name="T15">&lt;</text:span><text:span text:style-name="T5">p</text:span><text:span text:style-name="T15">&gt;</text:span><text:span text:style-name="T14">Póki co nie ma bieżących wizyt na tym placyku, bądź pierwszy:)</text:span><text:span text:style-name="T15">&lt;/</text:span><text:span text:style-name="T5">p</text:span><text:span text:style-name="T15">&gt;</text:span></text:p>
      <text:p text:style-name="P10"><text:s text:c="20"/><text:span text:style-name="T14">{% endfor %}</text:span></text:p>
      <text:p text:style-name="P10"><text:s text:c="16"/><text:span text:style-name="T14">{% endfor %}</text:span></text:p>
      <text:p text:style-name="P10"><text:s text:c="12"/><text:span text:style-name="T15">&lt;/</text:span><text:span text:style-name="T5">dt</text:span><text:span text:style-name="T15">&gt;</text:span></text:p>
      <text:p text:style-name="P10"><text:s text:c="8"/><text:span text:style-name="T15">&lt;/</text:span><text:span text:style-name="T5">div</text:span><text:span text:style-name="T15">&gt;</text:span></text:p>
      <text:p text:style-name="P10"><text:s text:c="4"/><text:span text:style-name="T15">&lt;/</text:span><text:span text:style-name="T5">div</text:span><text:span text:style-name="T15">&gt;</text:span></text:p>
      <text:p text:style-name="P9"><text:span text:style-name="T1">&lt;/</text:span><text:span text:style-name="T3">div</text:span><text:span text:style-name="T1">&gt;</text:span></text:p>
      <text:p text:style-name="P11"><text:span text:style-name="T1"/></text:p>
      <text:p text:style-name="P3">Cześć Adamie,</text:p>
      <text:p text:style-name="P1"/>
      <text:p text:style-name="P1">w nawiązaniu do ostatniego maila - podrążyłam temat i popchnęłam wyszukiwanie nieco do przodu, choć wciąż rezultat jest odległy od oczekiwanego. </text:p>
      <text:p text:style-name="P1">Jak pamiętasz, chcę wyświetlić imię i wiek dziecka każdego z użytkowników mających "current visit".</text:p>
      <text:p text:style-name="P1"/>
      <text:p text:style-name="P2">Obecny stan views:</text:p>
      <text:p text:style-name="P20"><text:span text:style-name="T2">class </text:span>HomeLogView(LoginRequiredMixin, View):</text:p>
      <text:p text:style-name="P7"><text:s text:c="4"/><text:span text:style-name="T26">login_url = </text:span><text:span text:style-name="T29">'/login/'</text:span></text:p>
      <text:p text:style-name="P7"><text:soft-page-break/><text:span text:style-name="T28"><text:s text:c="4"/></text:span><text:span text:style-name="T6">def </text:span><text:span text:style-name="T26">get(</text:span><text:span text:style-name="T31">self</text:span><text:span text:style-name="T26">, request):</text:span></text:p>
      <text:p text:style-name="P7"><text:s text:c="8"/><text:span text:style-name="T26">user = request.user</text:span></text:p>
      <text:p text:style-name="P7"><text:s text:c="8"/><text:span text:style-name="T26">quarter = user.parent.quarter</text:span></text:p>
      <text:p text:style-name="P7"><text:s text:c="8"/><text:span text:style-name="T26">pgrounds = quarter.pground_set.all()</text:span></text:p>
      <text:p text:style-name="P7"><text:s text:c="8"/><text:span text:style-name="T26">current_visits = {}</text:span></text:p>
      <text:p text:style-name="P7"><text:s text:c="8"/><text:span text:style-name="T6">for </text:span><text:span text:style-name="T26">pground </text:span><text:span text:style-name="T6">in </text:span><text:span text:style-name="T26">pgrounds:</text:span></text:p>
      <text:p text:style-name="P7"><text:s text:c="12"/><text:span text:style-name="T26">now = datetime.now()</text:span></text:p>
      <text:p text:style-name="P7"><text:s text:c="12"/><text:span text:style-name="T26">current_visits[pground] = pground.visit_set.filter(</text:span><text:span text:style-name="T32">time_from__lte</text:span><text:span text:style-name="T26">=now, </text:span><text:span text:style-name="T32">time_to__gte</text:span><text:span text:style-name="T26">=now)</text:span></text:p>
      <text:p text:style-name="P7"><text:s text:c="12"/><text:span text:style-name="T26">current_visits[pground] = {}</text:span></text:p>
      <text:p text:style-name="P7"><text:s text:c="12"/><text:span text:style-name="T26">this_visits = pground.visit_set.filter(</text:span><text:span text:style-name="T32">time_from__lte</text:span><text:span text:style-name="T26">=now, </text:span><text:span text:style-name="T32">time_to__gte</text:span><text:span text:style-name="T26">=now)</text:span></text:p>
      <text:p text:style-name="P7"><text:s text:c="12"/><text:span text:style-name="T6">for </text:span><text:span text:style-name="T26">visit </text:span><text:span text:style-name="T6">in </text:span><text:span text:style-name="T26">this_visits:</text:span></text:p>
      <text:p text:style-name="P7"><text:s text:c="16"/><text:span text:style-name="T26">current_visits[pground][visit] = Child.objects.filter(</text:span><text:span text:style-name="T32">whose_child</text:span><text:span text:style-name="T26">=visit.who)</text:span></text:p>
      <text:p text:style-name="P8"><text:s text:c="8"/><text:span text:style-name="T26">ctx = {</text:span><text:span text:style-name="T29">'user'</text:span><text:span text:style-name="T26">: user, </text:span><text:span text:style-name="T29">'quarter'</text:span><text:span text:style-name="T26">: quarter, </text:span><text:span text:style-name="T29">'pgrounds'</text:span><text:span text:style-name="T26">: pgrounds, </text:span><text:span text:style-name="T29">'current_visits'</text:span><text:span text:style-name="T26">: current_visits, </text:span><text:span text:style-name="T29">'this_visits'</text:span><text:span text:style-name="T26">: this_visits}</text:span></text:p>
      <text:p text:style-name="P4"><text:span text:style-name="T4">return </text:span><text:span text:style-name="T33">TemplateResponse(request, </text:span><text:span text:style-name="T30">'home_login.html'</text:span><text:span text:style-name="T33">, ctx)</text:span></text:p>
      <text:p text:style-name="P4"/>
      <text:p text:style-name="P5"> <text:span text:style-name="T35">I templatka:</text:span></text:p>
      <text:p text:style-name="P6">  </text:p>
      <text:p text:style-name="P20"><text:span text:style-name="T1">&lt;</text:span><text:span text:style-name="T3">div </text:span><text:span text:style-name="T8">class=</text:span><text:span text:style-name="T11">"container-fluid"</text:span><text:span text:style-name="T1">&gt;</text:span></text:p>
      <text:p text:style-name="P7"><text:s text:c="4"/><text:span text:style-name="T27">&lt;</text:span><text:span text:style-name="T7">div </text:span><text:span text:style-name="T10">class=</text:span><text:span text:style-name="T13">"row"</text:span><text:span text:style-name="T27">&gt;</text:span></text:p>
      <text:p text:style-name="P7"><text:s text:c="8"/><text:span text:style-name="T27">&lt;</text:span><text:span text:style-name="T7">div </text:span><text:span text:style-name="T10">class=</text:span><text:span text:style-name="T13">"col-md-12 col-sm-12 col-xs-12"</text:span><text:span text:style-name="T27">&gt;</text:span></text:p>
      <text:p text:style-name="P7"><text:s text:c="12"/><text:span text:style-name="T27">&lt;</text:span><text:span text:style-name="T7">dt</text:span><text:span text:style-name="T27">&gt;</text:span><text:span text:style-name="T26">{% for pground, current_visits in current_visits.items %}</text:span></text:p>
      <text:p text:style-name="P7"><text:s text:c="16"/><text:span text:style-name="T27">&lt;</text:span><text:span text:style-name="T7">dd</text:span><text:span text:style-name="T27">&gt;&lt;</text:span><text:span text:style-name="T7">h3</text:span><text:span text:style-name="T27">&gt;</text:span><text:span text:style-name="T26">{{pground.place}}</text:span><text:span text:style-name="T27">&lt;/</text:span><text:span text:style-name="T7">h3</text:span><text:span text:style-name="T27">&gt;&lt;/</text:span><text:span text:style-name="T7">dd</text:span><text:span text:style-name="T27">&gt;</text:span></text:p>
      <text:p text:style-name="P7"><text:s text:c="20"/><text:span text:style-name="T26">{% for visit in current_visits %}</text:span></text:p>
      <text:p text:style-name="P7"><text:s text:c="16"/><text:span text:style-name="T27">&lt;</text:span><text:span text:style-name="T7">dd</text:span><text:span text:style-name="T27">&gt;</text:span><text:span text:style-name="T26">Użytkownik: </text:span><text:span text:style-name="T27">&lt;</text:span><text:span text:style-name="T7">mark</text:span><text:span text:style-name="T27">&gt;</text:span><text:span text:style-name="T26">{{visit.who}}</text:span><text:span text:style-name="T27">&lt;/</text:span><text:span text:style-name="T7">mark</text:span><text:span text:style-name="T27">&gt;</text:span><text:span text:style-name="T26"> na placyku od: {{visit.time_from}}</text:span></text:p>
      <text:p text:style-name="P7"><text:s text:c="20"/><text:span text:style-name="T26">do: {{visit.time_to}} {{visit.pground}} </text:span><text:span text:style-name="T27">&lt;</text:span><text:span text:style-name="T7">a </text:span><text:span text:style-name="T10">href=</text:span><text:span text:style-name="T13">"/new_message/{{visit.who.id}}"</text:span><text:span text:style-name="T27">&gt;</text:span><text:span text:style-name="T26">Wyślij wiadomość</text:span><text:span text:style-name="T27">&lt;/</text:span><text:span text:style-name="T7">a</text:span><text:span text:style-name="T27">&gt;&lt;/</text:span><text:span text:style-name="T7">dd</text:span><text:span text:style-name="T27">&gt;</text:span></text:p>
      <text:p text:style-name="P7"><text:s text:c="20"/><text:span text:style-name="T26">{% for visit, this_visits in current_visits.items %}</text:span></text:p>
      <text:p text:style-name="P7"><text:s text:c="24"/><text:span text:style-name="T26">{% for child in this_visits %}</text:span></text:p>
      <text:p text:style-name="P7"><text:s text:c="28"/><text:span text:style-name="T26">{{child.name}} {{child.age}} lata,</text:span></text:p>
      <text:p text:style-name="P7"><text:s text:c="24"/><text:span text:style-name="T26">{% endfor %}</text:span></text:p>
      <text:p text:style-name="P7"><text:s text:c="20"/><text:span text:style-name="T26">{% endfor %}</text:span></text:p>
      <text:p text:style-name="P7"><text:s text:c="24"/><text:span text:style-name="T25">&lt;!--{{user.parent.children.count}} sztuka--&gt;</text:span></text:p>
      <text:p text:style-name="P7"><text:span text:style-name="T23"><text:s text:c="20"/></text:span><text:span text:style-name="T26">{% empty %}</text:span></text:p>
      <text:p text:style-name="P7"><text:s text:c="24"/><text:span text:style-name="T27">&lt;</text:span><text:span text:style-name="T7">p</text:span><text:span text:style-name="T27">&gt;</text:span><text:span text:style-name="T26">Póki co nie ma bieżących wizyt na tym placyku, bądź pierwszy:)</text:span><text:span text:style-name="T27">&lt;/</text:span><text:span text:style-name="T7">p</text:span><text:span text:style-name="T27">&gt;</text:span></text:p>
      <text:p text:style-name="P7"><text:s text:c="20"/><text:span text:style-name="T26">{% endfor %}</text:span></text:p>
      <text:p text:style-name="P7"><text:s text:c="16"/><text:span text:style-name="T26">{% endfor %}</text:span></text:p>
      <text:p text:style-name="P7"><text:s text:c="12"/><text:span text:style-name="T27">&lt;/</text:span><text:span text:style-name="T7">dt</text:span><text:span text:style-name="T27">&gt;</text:span></text:p>
      <text:p text:style-name="P7"><text:s text:c="8"/><text:span text:style-name="T27">&lt;/</text:span><text:span text:style-name="T7">div</text:span><text:span text:style-name="T27">&gt;</text:span></text:p>
      <text:p text:style-name="P8"><text:s text:c="4"/><text:span text:style-name="T27">&lt;/</text:span><text:span text:style-name="T7">div</text:span><text:span text:style-name="T27">&gt;</text:span></text:p>
      <text:p text:style-name="P4"><text:span text:style-name="T34">&lt;/</text:span><text:span text:style-name="T5">div</text:span><text:span text:style-name="T34">&gt;</text:span></text:p>
      <text:p text:style-name="P4"><text:soft-page-break/></text:p>
      <text:p text:style-name="P4">W efekcie czego uzyskuję pełen zestaw dzieci obecnych na danym placyku, dopisany do każdej z wizyt. Czyli blisko, ale jakby nie całkiem...</text:p>
      <text:p text:style-name="P4"/>
      <text:p text:style-name="P4">Byłabym bardzo wdzięczna za podpowiedź jak to rozgryźć. W zasadzie jest to ostatni problem i placyk można by uznać za gotowy (w wersji podstawowej rzecz jasna). Mam oczywiście mnóstwo pomysłów jak go rozwinąć, ale chcę najpierw zamknąć wersję 1.0, wrzucić na serwer i dopiero grzebać dalej:) Tym bardziej, że czas zaczyna mi się mocno kurczyć, w kolejnych dniach ciężko będzie mi wygospodarować czas na prace na placyku.   </text:p>
      <text:p text:style-name="P4"/>
      <text:p text:style-name="P4">Z góry dziękuję za pomoc i pozdrawiam,</text:p>
      <text:p text:style-name="P4">Magda</text:p>
      <text:p text:style-name="P17"/>
      <text:p text:style-name="P17"/>
      <text:p text:style-name="P17"/>
      <text:p text:style-name="P17"><text:s text:c="2"/></text:p>
      <text:p text:style-name="P16"/>
      <text:list xml:id="list80217186003115" text:continue-numbering="true" text:style-name="L1">
        <text:list-header>
          <text:p text:style-name="P15"><text:span text:style-name="T18"><text:s text:c="10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07:55:58.928956086</meta:creation-date>
    <dc:date>2017-08-14T08:02:16.843587537</dc:date>
    <meta:editing-duration>P5DT23H45M50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522" meta:character-count="4689" meta:non-whitespace-character-count="3419"/>
  </office:meta>
</office:document-meta>
</file>